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Inconsolata" svg:font-family="Inconsolata" style:font-adornments="Normal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nux Biolinum O" svg:font-family="'Linux Biolinum O'" style:font-adornments="Normal" style:font-pitch="variable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rsid="01633285" officeooo:paragraph-rsid="01afdbad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Title">
      <style:text-properties officeooo:rsid="00d766e1" officeooo:paragraph-rsid="00d766e1"/>
    </style:style>
    <style:style style:name="P4" style:family="paragraph" style:parent-style-name="Standard">
      <style:paragraph-properties fo:break-before="page"/>
    </style:style>
    <style:style style:name="P5" style:family="paragraph" style:parent-style-name="Text_20_body">
      <style:text-properties fo:font-style="italic" style:font-style-asian="italic" style:font-style-complex="italic"/>
    </style:style>
    <style:style style:name="P6" style:family="paragraph" style:parent-style-name="Text_20_body">
      <style:text-properties fo:font-style="italic" officeooo:rsid="02b33ff8" officeooo:paragraph-rsid="02b33ff8" style:font-style-asian="italic" style:font-style-complex="italic"/>
    </style:style>
    <style:style style:name="P7" style:family="paragraph" style:parent-style-name="Table_20_Contents">
      <style:text-properties officeooo:rsid="029c36b9" officeooo:paragraph-rsid="029c36b9"/>
    </style:style>
    <style:style style:name="P8" style:family="paragraph" style:parent-style-name="Table_20_Contents">
      <style:text-properties officeooo:rsid="029c36b9" officeooo:paragraph-rsid="02b46079"/>
    </style:style>
    <style:style style:name="P9" style:family="paragraph" style:parent-style-name="Standard">
      <style:text-properties fo:font-style="italic" officeooo:rsid="00b0cfc1" style:font-style-asian="italic" style:font-style-complex="italic"/>
    </style:style>
    <style:style style:name="P10" style:family="paragraph" style:parent-style-name="Standard">
      <style:text-properties fo:font-style="italic" officeooo:rsid="02c1c222" style:font-style-asian="italic" style:font-style-complex="italic"/>
    </style:style>
    <style:style style:name="P11" style:family="paragraph" style:parent-style-name="Standard" style:list-style-name="L1">
      <style:text-properties officeooo:rsid="02c33011" officeooo:paragraph-rsid="02c33011"/>
    </style:style>
    <style:style style:name="P12" style:family="paragraph" style:parent-style-name="Standard" style:list-style-name="L1">
      <style:paragraph-properties fo:margin-top="0cm" fo:margin-bottom="0.199cm" loext:contextual-spacing="false"/>
      <style:text-properties officeooo:rsid="02c21d8f" officeooo:paragraph-rsid="02c21d8f"/>
    </style:style>
    <style:style style:name="P13" style:family="paragraph" style:parent-style-name="Table_20_Contents">
      <style:text-properties officeooo:rsid="029c36b9" officeooo:paragraph-rsid="02b46079"/>
    </style:style>
    <style:style style:name="P14" style:family="paragraph" style:parent-style-name="Table_20_Contents">
      <style:text-properties officeooo:rsid="029c36b9" officeooo:paragraph-rsid="029c36b9"/>
    </style:style>
    <style:style style:name="T1" style:family="text">
      <style:text-properties officeooo:rsid="02b29781"/>
    </style:style>
    <style:style style:name="T2" style:family="text">
      <style:text-properties fo:font-style="italic" officeooo:rsid="00b0cfc1" style:font-style-asian="italic" style:font-style-complex="italic"/>
    </style:style>
    <style:style style:name="T3" style:family="text">
      <style:text-properties fo:font-style="italic" officeooo:rsid="02c1c222" style:font-style-asian="italic" style:font-style-complex="italic"/>
    </style:style>
    <style:style style:name="T4" style:family="text">
      <style:text-properties fo:font-style="italic" officeooo:rsid="02c4bef3" style:font-style-asian="italic" style:font-style-complex="italic"/>
    </style:style>
    <style:style style:name="T5" style:family="text">
      <style:text-properties fo:font-style="italic" officeooo:rsid="02c70db0" style:font-style-asian="italic" style:font-style-complex="italic"/>
    </style:style>
    <style:style style:name="T6" style:family="text">
      <style:text-properties officeooo:rsid="02983bfe"/>
    </style:style>
    <style:style style:name="T7" style:family="text">
      <style:text-properties style:text-position="super 58%" fo:font-style="italic" officeooo:rsid="02c1c222" style:font-style-asian="italic" style:font-style-complex="italic"/>
    </style:style>
    <style:style style:name="T8" style:family="text">
      <style:text-properties officeooo:rsid="02c3e34a"/>
    </style:style>
    <style:style style:name="T9" style:family="text">
      <style:text-properties officeooo:rsid="02c4bef3"/>
    </style:style>
    <style:style style:name="T10" style:family="text">
      <style:text-properties officeooo:rsid="02c6deb2"/>
    </style:style>
    <style:style style:name="T11" style:family="text">
      <style:text-properties officeooo:rsid="02c8998d"/>
    </style:style>
    <style:style style:name="T12" style:family="text">
      <style:text-properties officeooo:rsid="02d119aa"/>
    </style:style>
    <style:style style:name="T13" style:family="text">
      <style:text-properties officeooo:rsid="02d2ee5a"/>
    </style:style>
    <style:style style:name="T14" style:family="text">
      <style:text-properties officeooo:rsid="02d7781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6">Feedback</text:span> <text:span text:style-name="T12">BE Data</text:span></text:p>
      <text:p text:style-name="P5">Le but de cette évaluation est d’améliorer la façon dont le cours est organisé, et donc d’améliorer l’<text:span text:style-name="T11">apprentissage (</text:span>acquisition de savoir et de savoir-faire<text:span text:style-name="T11">)</text:span> des étudiants.</text:p>
      <text:p text:style-name="P6">Cochez tous les items avec lesquels vous êtes d’accord.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Heading">J’apprécie la façon dont l<text:span text:style-name="T12">es </text:span>enseignant<text:span text:style-name="T12">s</text:span></text:p>
          </table:table-cell>
          <table:table-cell table:style-name="Tableau1.B1" office:value-type="string">
            <text:p text:style-name="Table_20_Heading">J’aimerais que l<text:span text:style-name="T12">es </text:span>enseignant<text:span text:style-name="T12">s</text:span></text:p>
          </table:table-cell>
        </table:table-row>
        <table:table-row>
          <table:table-cell table:style-name="Tableau1.A2" office:value-type="string">
            <text:p text:style-name="P7"><text:bookmark-start text:name="__DdeLink__1232_2023452241"/><text:s/>_ <text:bookmark-end text:name="__DdeLink__1232_2023452241"/><text:span text:style-name="T12">ont choisi un langage de programmation familier (Matlab) pour l’activité</text:span></text:p>
          </table:table-cell>
          <table:table-cell table:style-name="Tableau1.B2" office:value-type="string">
            <text:p text:style-name="P8"><text:s/>_ <text:span text:style-name="T12">choisissent autre langage : _______________,<text:line-break/></text:span> <text:s text:c="3"/><text:span text:style-name="T12">car </text:span></text:p>
            <text:p text:style-name="P8"/>
          </table:table-cell>
        </table:table-row>
        <table:table-row>
          <table:table-cell table:style-name="Tableau1.A2" office:value-type="string">
            <text:p text:style-name="P7">_ <text:span text:style-name="T13">laissent du temps pour découvrir et essayer en autonomie les outils (fonctions, plots….)</text:span></text:p>
          </table:table-cell>
          <table:table-cell table:style-name="Tableau1.B2" office:value-type="string">
            <text:p text:style-name="P8">_ <text:span text:style-name="T13">laissent plus de temps en autonomie</text:span></text:p>
            <text:p text:style-name="P8"/>
            <text:p text:style-name="P8">_ <text:span text:style-name="T13">arrivent plus vite avec une solution qui marche</text:span></text:p>
          </table:table-cell>
        </table:table-row>
        <table:table-row>
          <table:table-cell table:style-name="Tableau1.A2" office:value-type="string">
            <text:p text:style-name="P7">_ <text:span text:style-name="T14">font</text:span></text:p>
          </table:table-cell>
          <table:table-cell table:style-name="Tableau1.B2" office:value-type="string">
            <text:p text:style-name="P8"/>
          </table:table-cell>
        </table:table-row>
      </table:table>
      <text:p text:style-name="P9"/>
      <text:p text:style-name="P4"><text:span text:style-name="T2">P</text:span><text:span text:style-name="T3">our cette 2</text:span><text:span text:style-name="T7">e</text:span><text:span text:style-name="T3"> partie, donnez vos idées et opinions sur les questions suivantes. Exprimez, s’il vous </text:span><text:span text:style-name="T4">plaît</text:span><text:span text:style-name="T3">,vos </text:span><text:span text:style-name="T5">retours</text:span><text:span text:style-name="T3"> de façon aussi concrète, spécifique et constructive que possible. En étant précis, vous m’aidez à changer le cours dans le sens qui correspond à vos besoins.</text:span></text:p>
      <text:p text:style-name="P10"/>
      <text:list xml:id="list15864356" text:style-name="L1">
        <text:list-item>
          <text:p text:style-name="P12">Quels sont les points forts de ce cours et de ceux de<text:span text:style-name="T12">s </text:span>enseignant<text:span text:style-name="T12">s</text:span> ? En d’autres termes, qu’est-ce qui contribue le plus à votre bon apprentissage</text:p>
        </text:list-item>
        <text:list-item>
          <text:p text:style-name="P12"><text:span text:style-name="T10">Q</text:span>uelles suggestions spécifiques avez-vous pour améliorer votre apprentissage dans ce cours ?</text:p>
        </text:list-item>
        <text:list-item>
          <text:p text:style-name="P11">Le rythme de ce cours est typiquement : trop rapide / approprié / trop lent. <text:line-break/><text:span text:style-name="T8">Expliquez</text:span> s’il vous <text:span text:style-name="T9">plaît</text:span> en quoi le rythme est trop rapide / trop len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Inconsolata" svg:font-family="Inconsolata" style:font-adornments="Normal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nux Biolinum O" svg:font-family="'Linux Biolinum O'" style:font-adornments="Normal" style:font-pitch="variable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nux Libertine O" fo:font-family="'Linux Libertine O'" style:font-style-name="Normal" style:font-pitch="variable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style:page-number="auto" fo:keep-with-next="always"/>
      <style:text-properties fo:color="#3465a4" style:font-name="Linux Biolinum O" fo:font-family="'Linux Biolinum O'" style:font-style-name="Normal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loext:contextual-spacing="false" fo:text-indent="0.499cm" style:auto-text-indent="fals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/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style:shadow="none">
        <style:tab-stops/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List_20_1" style:display-name="List 1" style:family="paragraph" style:parent-style-name="List" style:class="list" style:master-page-name="">
      <style:paragraph-properties fo:margin-left="0.64cm" fo:margin-right="0.21cm" fo:margin-top="0cm" fo:margin-bottom="0.21cm" loext:contextual-spacing="true" fo:text-indent="-0.64cm" style:auto-text-indent="false" style:page-number="auto">
        <style:tab-stops/>
      </style:paragraph-properties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Head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6d6d6d" fo:font-size="9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color="#729fcf" fo:font-size="18pt" style:font-size-asian="18pt" style:font-size-complex="18pt"/>
    </style:style>
    <style:style style:name="Bibliography_20_1" style:display-name="Bibliography 1" style:family="paragraph" style:parent-style-name="Index" style:class="index">
      <style:paragraph-properties fo:margin-left="0.677cm" fo:margin-right="0cm" fo:margin-top="0cm" fo:margin-bottom="0cm" loext:contextual-spacing="false" style:line-height-at-least="0.423cm" fo:text-indent="-0.677cm" style:auto-text-indent="false">
        <style:tab-stops>
          <style:tab-stop style:position="0.677cm"/>
        </style:tab-stops>
      </style:paragraph-properties>
    </style:style>
    <style:style style:name="Bibliography_20_Heading" style:display-name="Bibliography Heading" style:family="paragraph" style:parent-style-name="Heading_20_1" style:default-outline-level="" style:list-style-name="" style:class="index" style:master-page-name="">
      <style:paragraph-properties style:page-number="auto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style:shadow="none" style:writing-mode="lr-tb"/>
      <style:text-properties fo:font-weight="bold" style:font-size-asian="10.5pt"/>
    </style:style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style:writing-mode="lr-tb"/>
      <style:text-properties style:font-name="Inconsolata" fo:font-family="Inconsolata" style:font-style-name="Normal" style:font-pitch="fixed" fo:font-weight="normal" style:font-size-asian="10.5pt"/>
    </style:style>
    <style:style style:name="Classe_20_Modelica" style:display-name="Classe Modelica" style:family="paragraph" style:parent-style-name="Preformatted_20_Text" style:master-page-name="">
      <loext:graphic-properties draw:fill="solid" draw:fill-color="#eeeeee" draw:fill-image-width="0cm" draw:fill-image-height="0cm"/>
      <style:paragraph-properties fo:margin-top="0cm" fo:margin-bottom="0.199cm" loext:contextual-spacing="true" style:page-number="auto" fo:background-color="#eeeeee" fo:padding-left="0.199cm" fo:padding-right="0.199cm" fo:padding-top="0.101cm" fo:padding-bottom="0.101cm" fo:border="0.06pt solid #b2b2b2" style:shadow="none" style:writing-mode="page"/>
    </style:style>
    <style:style style:name="Espace_20_réponse" style:display-name="Espace réponse" style:family="paragraph" style:parent-style-name="Text_20_body">
      <style:paragraph-properties fo:margin-left="0cm" fo:margin-right="0cm" fo:margin-top="0.199cm" fo:margin-bottom="0.21cm" loext:contextual-spacing="false" fo:text-indent="0cm" style:auto-text-indent="false" fo:padding-left="0.199cm" fo:padding-right="0.199cm" fo:padding-top="0.101cm" fo:padding-bottom="0.101cm" fo:border="0.06pt solid #000000" style:shadow="none" style:writing-mode="lr-tb" style:join-border="false"/>
      <style:text-properties style:font-size-asian="10.5pt"/>
    </style:style>
    <style:style style:name="Heading_20_4" style:display-name="Heading 4" style:family="paragraph" style:parent-style-name="Heading" style:class="text"/>
    <style:style style:name="Console" style:family="paragraph" style:parent-style-name="Table_20_Contents" style:master-page-name="">
      <loext:graphic-properties draw:fill="none" draw:fill-color="#cfe7f5"/>
      <style:paragraph-properties fo:keep-together="always" style:page-number="auto" fo:background-color="transparent" fo:padding="0cm" fo:border="none" style:shadow="none" style:writing-mode="lr-tb"/>
      <style:text-properties style:font-name="Inconsolata" fo:font-family="Inconsolata" style:font-style-name="Normal" style:font-pitch="fixed" fo:font-size="11pt" fo:font-weight="normal" style:font-size-asian="10.5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666666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ClassName" style:family="text">
      <style:text-properties fo:font-weight="bold" style:font-size-asian="10.5pt"/>
    </style:style>
    <style:style style:name="Commentaire" style:family="text">
      <style:text-properties fo:color="#666666" fo:font-style="italic" style:font-size-asian="10.5pt"/>
    </style:style>
    <style:style style:name="Source_20_Text" style:display-name="Source Text" style:family="text">
      <style:text-properties style:font-name="Inconsolata" fo:font-family="Inconsolata" style:font-style-name="Normal" style:font-pitch="fixed" fo:font-weight="normal" style:font-name-asian="Nimbus Mono L" style:font-family-asian="'Nimbus Mono L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format="1">
        <style:list-level-properties text:min-label-distance="0.381cm"/>
      </text:outline-level-style>
      <text:outline-level-style text:level="2" text:style-name="Numbering_20_Symbols" style:num-format="1" text:display-levels="2">
        <style:list-level-properties text:min-label-distance="0.381cm"/>
      </text:outline-level-style>
      <text:outline-level-style text:level="3" text:style-name="Numbering_20_Symbols" style:num-format="1" text:display-levels="3">
        <style:list-level-properties text:min-label-distance="0.381cm"/>
      </text:outline-level-style>
      <text:outline-level-style text:level="4" text:style-name="Numbering_20_Symbols" style:num-format="1" text:display-levels="4">
        <style:list-level-properties text:min-label-distance="0.381cm"/>
      </text:outline-level-style>
      <text:outline-level-style text:level="5" text:style-name="Numbering_20_Symbols" style:num-format="1" text:display-levels="5">
        <style:list-level-properties text:min-label-distance="0.381cm"/>
      </text:outline-level-style>
      <text:outline-level-style text:level="6" text:style-name="Numbering_20_Symbols" style:num-format="1" text:display-levels="6">
        <style:list-level-properties text:min-label-distance="0.381cm"/>
      </text:outline-level-style>
      <text:outline-level-style text:level="7" text:style-name="Numbering_20_Symbols" style:num-format="1" text:display-levels="7">
        <style:list-level-properties text:min-label-distance="0.381cm"/>
      </text:outline-level-style>
      <text:outline-level-style text:level="8" text:style-name="Numbering_20_Symbols" style:num-format="1" text:display-levels="8">
        <style:list-level-properties text:min-label-distance="0.381cm"/>
      </text:outline-level-style>
      <text:outline-level-style text:level="9" text:style-name="Numbering_20_Symbols" style:num-format="1" text:display-levels="9">
        <style:list-level-properties text:min-label-distance="0.381cm"/>
      </text:outline-level-style>
      <text:outline-level-style text:level="10" text:style-name="Numbering_20_Symbols" style:num-format="1" text:display-levels="10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1633285" officeooo:paragraph-rsid="01afdbad"/>
    </style:style>
    <style:style style:name="MP2" style:family="paragraph" style:parent-style-name="Header">
      <style:paragraph-properties fo:text-align="center" style:justify-single-word="false"/>
    </style:style>
    <style:style style:name="MT1" style:family="text">
      <style:text-properties officeooo:rsid="02b29781"/>
    </style:style>
    <style:style style:name="MT2" style:family="text">
      <style:text-properties officeooo:rsid="02d119a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Feedback BE Data</text:span>, <text:span text:style-name="MT2">octobre 2018 </text:span>– <text:s/>Pierre Haessig <text:span text:style-name="MT2">&amp; Marie-Anne Lefèbvre</text:span></text:p>
      </style:header>
      <style:footer>
        <text:p text:style-name="MP2"><text:page-number text:select-page="current">2</text:page-number>/<text:page-count>2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1$Linux_X86_64 LibreOffice_project/10$Build-1</meta:generator>
    <meta:initial-creator>Pierre Haessig</meta:initial-creator>
    <meta:creation-date>2008-11-17T12:42:30</meta:creation-date>
    <dc:date>2018-10-23T09:06:41.390952129</dc:date>
    <meta:editing-cycles>455</meta:editing-cycles>
    <meta:editing-duration>PT9H1M7S</meta:editing-duration>
    <meta:print-date>2016-12-08T22:28:52.364340736</meta:print-date>
    <dc:creator>Pierre Haessig</dc:creator>
    <meta:document-statistic meta:table-count="1" meta:image-count="0" meta:object-count="0" meta:page-count="2" meta:paragraph-count="17" meta:word-count="223" meta:character-count="1369" meta:non-whitespace-character-count="1156"/>
    <meta:user-defined meta:name="Info 1"/>
    <meta:user-defined meta:name="Info 2"/>
    <meta:user-defined meta:name="Info 3"/>
    <meta:user-defined meta:name="Info 4"/>
    <meta:user-defined meta:name="ZOTERO_PREF_1" meta:value-type="string">&lt;data data-version="3" zotero-version="4.0.27.5"&gt;&lt;session id="26nRgWGo"/&gt;&lt;style id="http://www.zotero.org/styles/ieee" locale="en-US" hasBibliography="1" bibliographyStyleHasBeenSet="1"/&gt;&lt;prefs&gt;&lt;pref name="fieldType" value="ReferenceMark"/&gt;&lt;pref name="sto</meta:user-defined>
    <meta:user-defined meta:name="ZOTERO_PREF_2" meta:value-type="string">reReferences" value="true"/&gt;&lt;pref name="automaticJournalAbbreviations" value="true"/&gt;&lt;pref name="noteType" value=""/&gt;&lt;/prefs&gt;&lt;/data&gt;</meta:user-defined>
  </office:meta>
</office:document-meta>
</file>